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276cm" fo:min-width="2.926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left" draw:textarea-vertical-align="middle" draw:auto-grow-height="false" fo:min-height="1.956cm" fo:min-width="16.552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2.387cm" fo:min-width="6.901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2.387cm" fo:min-width="7.601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276cm" fo:min-width="4.11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5cm" fo:min-width="1.238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2.75cm" fo:min-width="4.8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2.1cm" fo:min-width="0.6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2.024cm" fo:min-width="0.633cm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7cm" svg:height="1.8cm" svg:x="1.2cm" svg:y="2.8cm">
          <text:p text:style-name="P1">patsc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17.4cm" svg:height="2.554cm" svg:x="7.4cm" svg:y="15.346cm">
          <text:p text:style-name="P1">gc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17.4cm" svg:height="2.554cm" svg:x="7.4cm" svg:y="6.1cm">
          <text:p text:style-name="P1">patsop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7.5cm" svg:height="3.1cm" svg:x="16.5cm" svg:y="10.5cm">
          <text:p text:style-name="P1">C language code</text:p>
          <text:p text:style-name="P1">“nothing_dats.c”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1" draw:layer="layout" svg:width="8.2cm" svg:height="3.1cm" svg:x="9.4cm" svg:y="1.1cm">
          <text:p text:style-name="P1">ATS language code</text:p>
          <text:p text:style-name="P1">“nothing.dats”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" draw:text-style-name="P1" draw:layer="layout" draw:type="curve" svg:x1="3.05cm" svg:y1="4.6cm" svg:x2="7.4cm" svg:y2="7.377cm" draw:start-shape="id1" draw:start-glue-point="2" draw:end-shape="id2" draw:end-glue-point="3" svg:d="M3050 4600c0 1852 1450 2777 4350 2777" svg:viewBox="0 0 4351 2778">
          <text:p/>
        </draw:connector>
        <draw:connector draw:style-name="gr5" draw:text-style-name="P1" draw:layer="layout" draw:type="curve" svg:x1="3.05cm" svg:y1="4.6cm" svg:x2="7.4cm" svg:y2="16.623cm" draw:start-shape="id1" draw:start-glue-point="2" draw:end-shape="id3" draw:end-glue-point="3" svg:d="M3050 4600c0 8016 1450 12023 4350 12023" svg:viewBox="0 0 4351 12024">
          <text:p/>
        </draw:connector>
        <draw:custom-shape draw:style-name="gr6" draw:text-style-name="P1" draw:layer="layout" svg:width="4.884cm" svg:height="1.8cm" svg:x="11.116cm" svg:y="6.5cm">
          <text:p text:style-name="P1">Typeche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4.884cm" svg:height="1.8cm" svg:x="17.616cm" svg:y="6.5cm">
          <text:p text:style-name="P1">Comp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2.1cm" svg:height="1.7cm" svg:x="15.8cm" svg:y="6.6cm">
          <text:p/>
          <draw:enhanced-geometry svg:viewBox="0 0 21600 21600" draw:text-areas="0 ?f0 ?f5 ?f2" draw:type="right-arrow" draw:modifiers="14773.5364112327 5409.5238095238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5.4cm" svg:height="3.1cm" svg:x="17.4cm" svg:y="19.8cm">
          <text:p text:style-name="P1">Executable</text:p>
          <text:p text:style-name="P1">“a.out”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4cm" svg:height="2.8cm" svg:x="12.3cm" svg:y="3.9cm">
          <text:p/>
          <draw:enhanced-geometry svg:viewBox="0 0 21600 21600" draw:text-areas="?f0 0 ?f2 ?f5" draw:type="down-arrow" draw:modifiers="15191.7172438415 5253.8109121199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2.4cm" svg:height="2.8cm" svg:x="18.9cm" svg:y="8cm">
          <text:p/>
          <draw:enhanced-geometry svg:viewBox="0 0 21600 21600" draw:text-areas="?f0 0 ?f2 ?f5" draw:type="down-arrow" draw:modifiers="15191.7172438415 5253.8109121199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4.884cm" svg:height="1.8cm" svg:x="17.616cm" svg:y="15.7cm">
          <text:p text:style-name="P1">Comp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2.4cm" svg:height="2.8cm" svg:x="18.9cm" svg:y="13.2cm">
          <text:p/>
          <draw:enhanced-geometry svg:viewBox="0 0 21600 21600" draw:text-areas="?f0 0 ?f2 ?f5" draw:type="down-arrow" draw:modifiers="15191.7172438415 5253.8109121199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2.4cm" svg:height="2.8cm" svg:x="18.9cm" svg:y="17.3cm">
          <text:p/>
          <draw:enhanced-geometry svg:viewBox="0 0 21600 21600" draw:text-areas="?f0 0 ?f2 ?f5" draw:type="down-arrow" draw:modifiers="15191.7172438415 5253.8109121199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cm" fo:page-height="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3T18:39:54.954455777</meta:creation-date>
    <dc:date>2015-01-13T19:01:39.380892388</dc:date>
    <meta:editing-duration>PT16M10S</meta:editing-duration>
    <meta:editing-cycles>28</meta:editing-cycles>
    <meta:generator>LibreOffice/4.3.3.2$Linux_X86_64 LibreOffice_project/430m0$Build-2</meta:generator>
    <meta:document-statistic meta:object-count="16"/>
  </office:meta>
</office:document-meta>
</file>